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.setRequired( boolean 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.getXMLElemen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eld.hasValueChanged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removeValueChangedListener( ValueChanged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doValida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ield.get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getValidation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setSelectionList( SelectionList selectionLi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eld.setSelectionList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Field( FieldDefinition field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eld.getSuggestion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validat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Field.generateItemSaxFragment( ContentHandler contentHandler , Locale local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Field.setSuggestionLabel( String lab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eld.setValidationError( ValidationError err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eld.broadcastEvent( Widget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eld.addValueChangedListener( ValueChanged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getSuggestion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initi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eld.getValu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ield.setValue( Object newValu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Field.getXMLElem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readFromRequest( FormContext form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ield.readFromRequest( String newEnteredValu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Field.isSugges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getField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is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applyWhitespaceTrim( String valu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ield.doPar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ield.setSelectionList( Object model , String valuePath , String label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getDat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